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justify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E204 – Analog Circuit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Dipankar Saha</text:p>
            <text:p><text:a xlink:href="mailto:dipankarsaha@iitb.ac.in" xlink:type="simple">dipankarsaha@iitb.ac.in</text:a></text:p>
            <text:p>Office: Nanoelectronics Building 6<text:span text:style-name="T1">th</text:span> Floo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cm" presentation:class="title" presentation:user-transformed="true">
          <draw:text-box>
            <text:p>Course Content</text:p>
          </draw:text-box>
        </draw:frame>
        <draw:frame presentation:style-name="pr4" draw:layer="layout" svg:width="27.599cm" svg:height="16.8cm" svg:x="0.201cm" svg:y="3.6cm" presentation:class="outline" presentation:user-transformed="true">
          <draw:text-box>
            <text:list text:style-name="L2">
              <text:list-item>
                <text:p>Introduction to operational amplifiers: The difference amplifier and the ideal operational amplifier models, concept of negative feedback and virtual short, Analysis of simple operational amplifier circuits, Frequency response of amplifiers, Bode plots.</text:p>
              </text:list-item>
              <text:list-item>
                <text:p>Feedback: Feedback topologies and analysis for discrete transistor amplifiers, stability of feedback circuits using Barkhausen criteria.</text:p>
              </text:list-item>
              <text:list-item>
                <text:p>Linear applications of operational amplifiers: Instrumentation and Isolation amplifiers, Current and voltage sources, Active filters.</text:p>
              </text:list-item>
              <text:list-item>
                <text:p>Non-linear applications of operational amplifiers: Comparators, clippers and clampers, Linearization amplifiers; Precision rectifiers, Logarithmic amplifiers, multifunction circuits and true rms convertors. </text:p>
              </text:list-item>
              <text:list-item>
                <text:p>Waveform Generation: sinusoidal feedback oscillators, Relaxation oscillators, square-triangle oscillators </text:p>
              </text:list-item>
              <text:list-item>
                <text:p>Real operational amplifiers: Current sources and active loads, difference, intermediate and output stages including Miller capacitors for frequency computation, Operational amplifier parameters; Effects of real operational amplifier parameters on circuit performance.</text:p>
              </text:list-item>
              <text:list-item>
                <text:p><text:s/>Analog and Digital interface circuits: A/D, D/A Converters, S/H circuits and multiplexer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urier transform and Fourier series</text:p>
              </text:list-item>
              <text:list-item>
                <text:p>Two-port network</text:p>
              </text:list-item>
              <text:list-item>
                <text:p>Input and output impedance</text:p>
              </text:list-item>
              <text:list-item>
                <text:p>Thevenin’s and Norton’s theorem with dependent 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o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. Millman and A. Grabel, Microelectronics, 2nd edition, McGraw Hill, 1988.</text:p>
              </text:list-item>
              <text:list-item>
                <text:p>A.S.Sedra and K.C. Smith,Microelectronic Circuits, Saunder's College Publishing,Edition I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Gra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 text:style-name="P3">Assignments – 40%</text:p>
                <text:list>
                  <text:list-item>
                    <text:p>One random question will be checked in every assignment</text:p>
                  </text:list-item>
                  <text:list-item>
                    <text:p>Every assignment has equal weight</text:p>
                  </text:list-item>
                  <text:list-item>
                    <text:p>Missing/delayed assignment will fetch zero</text:p>
                  </text:list-item>
                </text:list>
              </text:list-header>
              <text:list-item>
                <text:p>Mid-semester exam – 20%</text:p>
              </text:list-item>
              <text:list-item>
                <text:p>End-semester exam – 40%</text:p>
              </text:list-item>
              <text:list-item>
                <text:p>Missing mid-sem – re-exam with maximum possible score 10% instead of 20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pankar Saha</meta:initial-creator>
    <meta:creation-date>2017-12-02T00:09:59.677776262</meta:creation-date>
    <dc:date>2018-01-04T09:29:43.181763083</dc:date>
    <meta:editing-duration>PT26M10S</meta:editing-duration>
    <meta:editing-cycles>8</meta:editing-cycles>
    <meta:generator>LibreOffice/5.4.4.2$Linux_X86_64 LibreOffice_project/40$Build-2</meta:generator>
    <meta:document-statistic meta:object-count="41"/>
  </office:meta>
</office:document-meta>
</file>